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10-20 1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7-28 14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7-21 15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4-28 17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1-27 16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5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1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1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1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1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1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1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1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1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1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1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1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1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1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1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1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1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1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1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1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1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1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1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1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1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1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1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1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1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1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1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1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1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1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1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1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1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10-25 16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868" calcext:value-type="float">
            <text:p>0.8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6488" calcext:value-type="float">
            <text:p>0.8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6008" calcext:value-type="float">
            <text:p>0.8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6008" calcext:value-type="float">
            <text:p>0.8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9912" calcext:value-type="float">
            <text:p>0.8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6008" calcext:value-type="float">
            <text:p>0.8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2584" calcext:value-type="float">
            <text:p>0.8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2584" calcext:value-type="float">
            <text:p>0.8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296" calcext:value-type="float">
            <text:p>0.8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296" calcext:value-type="float">
            <text:p>0.8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7-26 16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4-26 15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296" calcext:value-type="float">
            <text:p>0.8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9912" calcext:value-type="float">
            <text:p>0.8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4192" calcext:value-type="float">
            <text:p>0.7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1144" calcext:value-type="float">
            <text:p>0.7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8952" calcext:value-type="float">
            <text:p>0.7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9912" calcext:value-type="float">
            <text:p>0.8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6008" calcext:value-type="float">
            <text:p>0.8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6488" calcext:value-type="float">
            <text:p>0.8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296" calcext:value-type="float">
            <text:p>0.8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6008" calcext:value-type="float">
            <text:p>0.8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3816" calcext:value-type="float">
            <text:p>0.8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1-25 17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0872" calcext:value-type="float">
            <text:p>0.8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868" calcext:value-type="float">
            <text:p>0.8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868" calcext:value-type="float">
            <text:p>0.8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4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2584" calcext:value-type="float">
            <text:p>0.8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1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1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1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1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1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1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1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1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1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1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1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1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1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1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1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1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1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1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1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1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1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1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1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1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1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1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1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1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1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1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1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1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1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1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1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1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10-23 15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0872" calcext:value-type="float">
            <text:p>0.8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868" calcext:value-type="float">
            <text:p>0.8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868" calcext:value-type="float">
            <text:p>0.8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2584" calcext:value-type="float">
            <text:p>0.8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6488" calcext:value-type="float">
            <text:p>0.8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2584" calcext:value-type="float">
            <text:p>0.8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8-07 15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5-12 14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2-06 13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3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1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1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1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1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1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1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1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1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1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1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1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1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1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1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1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1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1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1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1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1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1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1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1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1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1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1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1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1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1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1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1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1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1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1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1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1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11-04 12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8-03 13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7-25 16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5-17 13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5-04 13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2-10 15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2-02 14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2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1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1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1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1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1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1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1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1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1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1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1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1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1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1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1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1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1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1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1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1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1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1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1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1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1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1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1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1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1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1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1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1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1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1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1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1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11-02 13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7-22 14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5-19 13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4-22 14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1-26 14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1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1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1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1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1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1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1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1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1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1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1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1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1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1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1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1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1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1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1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1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1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1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1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1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1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1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1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1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1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1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1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1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1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1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1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1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1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11-03 14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8-05 16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4-27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1-29 17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20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1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1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1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1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1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1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1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1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1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1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1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1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1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1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1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1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1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1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1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1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1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1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1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1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1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1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1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1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1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1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1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1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1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1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1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11-06 20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1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10-01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7-30 15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5-07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0872" calcext:value-type="float">
            <text:p>0.8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0872" calcext:value-type="float">
            <text:p>0.8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868" calcext:value-type="float">
            <text:p>0.8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2-05 16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0872" calcext:value-type="float">
            <text:p>0.8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0872" calcext:value-type="float">
            <text:p>0.8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9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1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1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1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1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1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1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1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1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1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1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1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1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1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1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1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1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1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1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1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1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1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1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1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1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1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1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1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1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1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1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1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1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1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1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1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1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10-30 19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7-30 17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5-02 18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2-05 18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8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1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1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1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1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1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1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1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1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1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1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1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1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1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1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1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1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1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1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1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1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1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1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1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1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1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1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1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1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1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1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1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1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1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1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11-07 16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1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1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8-09 13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5-02 15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1-30 22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7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6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6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6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6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6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6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6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6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6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6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6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6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6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6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6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6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6-12-15 16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6-12-15 11:50:3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6-12-14 11:50:3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6-12-13 11:50:3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6-12-12 11:50:3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6-12-11 11:50:3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6-12-10 11:50:3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6-12-09 11:50:3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6-12-08 11:50:3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6-12-07 11:50:3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6-12-06 11:50:3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6-12-05 11:50:3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6-12-04 11:50:3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6-12-03 11:50:3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6-12-02 11:50:3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6-12-01 11:50:3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6-11-30 11:50:3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6-11-29 11:50:3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6-11-28 11:50:3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6-11-27 11:50:3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6-11-26 11:50:3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6-11-25 11:50:3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6-11-24 11:50:3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6-11-23 11:50:3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6-11-22 11:50:3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6-11-21 11:50:3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6-11-20 11:50:3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6-11-19 11:50:3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6-11-18 11:50:3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6-11-17 11:50:3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6-11-16 11:50:3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6-11-15 11:50:3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6-11-14 11:50:3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6-11-13 11:50:3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6-11-12 11:50:3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6-11-11 11:50:3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6-11-10 11:50:3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6-11-09 11:50:3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6-11-08 11:50:3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6-11-07 11:50:3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6-11-06 11:50:3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6-11-05 11:50:3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6-11-04 11:50:3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6-11-03 15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6-11-03 11:50:3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6-11-02 11:50:3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6-11-01 11:50:3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6-10-31 11:50:3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6-10-30 11:50:3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6-10-29 11:50:3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6-10-28 11:50:3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6-10-27 11:50:3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6-10-26 11:50:3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6-10-25 11:50:3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6-10-24 11:50:3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6-10-23 11:50:3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6-10-22 11:50:3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6-10-21 11:50:3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6-10-20 11:50:3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6-10-19 11:50:3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6-10-18 11:50:3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6-10-17 18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6-08-02 14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6-05-10 15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6-01-25 15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5-11-04 15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5-09-16 15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5-08-12 13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5-04-29 14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5-02-26 18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4-11-17 20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4-08-06 16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4-05-20 16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4-02-24 17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3-11-18 18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3-08-05 17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3-05-06 16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3-03-07 15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2-11-20 16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2-09-25 18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2-08-29 17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2-05-07 18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2-02-09 17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1-11-28 15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1-08-17 17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1-05-19 16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1-02-14 17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0-11-09 19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0-10-05 15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0-08-03 13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0-05-04 14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10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09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09-08-12 21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09-05-1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09-02-12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08-11-06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08-08-14 18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08-05-06 17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08-01-29 17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07-10-30 18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07-08-01 17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07-05-08 17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07-01-30 1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06-10-31 18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06-08-01 18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06-05-02 19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06-01-25 17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05-11-09 13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05-07-27 19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05-05-03 18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05-02-01 20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04-10-28 19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04-08-10 19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04-05-18 20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04-03-31 21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04-02-11 21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03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03-08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03-05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03-02-06 14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02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02-05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02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01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01-08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01-05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01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00-12-28 1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00-10-11 15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00-08-25 12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00-06-13 20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2000-03-27 20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1999-05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7384" calcext:value-type="float">
            <text:p>4.97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1998-09-24 15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2352" calcext:value-type="float">
            <text:p>12.72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1998-07-28 19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7736" calcext:value-type="float">
            <text:p>16.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1994-09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1994-04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1994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1993-09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1993-07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1993-04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1992-1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1991-08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3936" calcext:value-type="float">
            <text:p>9.39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1991-07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2448" calcext:value-type="float">
            <text:p>10.44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1991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1336" calcext:value-type="float">
            <text:p>-0.2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1988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6176" calcext:value-type="float">
            <text:p>0.6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1988-05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1988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1987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1987-08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1987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1987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8056" calcext:value-type="float">
            <text:p>0.4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1986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1104" calcext:value-type="float">
            <text:p>0.4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1986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9392" calcext:value-type="float">
            <text:p>0.4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1986-09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5488" calcext:value-type="float">
            <text:p>0.4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1986-08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244" calcext:value-type="float">
            <text:p>0.4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1986-06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1416" calcext:value-type="float">
            <text:p>0.6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1986-05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1416" calcext:value-type="float">
            <text:p>0.6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1986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2752" calcext:value-type="float">
            <text:p>0.6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1985-1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2856" calcext:value-type="float">
            <text:p>0.7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1985-09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8096" calcext:value-type="float">
            <text:p>0.7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1985-07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296" calcext:value-type="float">
            <text:p>0.8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1985-05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2584" calcext:value-type="float">
            <text:p>0.8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1985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1985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1984-1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1984-08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1984-03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1984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1624" calcext:value-type="float">
            <text:p>0.8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1983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8952" calcext:value-type="float">
            <text:p>0.7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6Y3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1983-1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521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0214" meta:object-count="0"/>
    <meta:user-defined meta:name="AppVersion">3.0</meta:user-defined>
  </office:meta>
</office:document-meta>
</file>